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061b"/>
    </style:style>
    <style:style style:name="P2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c6429" officeooo:paragraph-rsid="001c6429"/>
    </style:style>
    <style:style style:name="P3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dd359" officeooo:paragraph-rsid="001dd359"/>
    </style:style>
    <style:style style:name="P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1fda5e" officeooo:paragraph-rsid="0021ce30"/>
    </style:style>
    <style:style style:name="P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style="normal" officeooo:rsid="0021ce30" officeooo:paragraph-rsid="0021ce30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style="normal" officeooo:rsid="002508cf" officeooo:paragraph-rsid="00282623" style:font-style-asian="normal" style:font-style-complex="normal"/>
    </style:style>
    <style:style style:name="P7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paragraph-rsid="002bcbf5"/>
    </style:style>
    <style:style style:name="P8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style:page-number="auto" fo:background-color="transparent"/>
      <style:text-properties officeooo:rsid="001fda5e" officeooo:paragraph-rsid="001fda5e"/>
    </style:style>
    <style:style style:name="P9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10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11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paragraph-rsid="001a7554"/>
    </style:style>
    <style:style style:name="P12" style:family="paragraph" style:parent-style-name="Standard" style:list-style-name="WWNum4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style:page-number="auto" fo:background-color="transparent">
        <style:tab-stops>
          <style:tab-stop style:position="2.131cm"/>
        </style:tab-stops>
      </style:paragraph-properties>
      <style:text-properties officeooo:rsid="002edf91" officeooo:paragraph-rsid="002f7f67"/>
    </style:style>
    <style:style style:name="P13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>
        <style:tab-stops>
          <style:tab-stop style:position="2.131cm"/>
        </style:tab-stops>
      </style:paragraph-properties>
      <style:text-properties officeooo:rsid="002edf91" officeooo:paragraph-rsid="002f7f67"/>
    </style:style>
    <style:style style:name="P14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>
        <style:tab-stops>
          <style:tab-stop style:position="2.131cm"/>
        </style:tab-stops>
      </style:paragraph-properties>
      <style:text-properties officeooo:rsid="00372883" officeooo:paragraph-rsid="00372883"/>
    </style:style>
    <style:style style:name="P15" style:family="paragraph" style:parent-style-name="Standard" style:list-style-name="WWNum4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style:page-number="auto" fo:background-color="transparent"/>
      <style:text-properties officeooo:rsid="002edf91" officeooo:paragraph-rsid="002f7f67"/>
    </style:style>
    <style:style style:name="P16" style:family="paragraph" style:parent-style-name="Standard" style:list-style-name="WWNum4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style:page-number="auto" fo:background-color="transparent">
        <style:tab-stops>
          <style:tab-stop style:position="2.131cm"/>
        </style:tab-stops>
      </style:paragraph-properties>
      <style:text-properties officeooo:rsid="0038e430" officeooo:paragraph-rsid="003ba750"/>
    </style:style>
    <style:style style:name="P17" style:family="paragraph" style:parent-style-name="Standard" style:list-style-name="WWNum4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style:page-number="auto" fo:background-color="transparent">
        <style:tab-stops>
          <style:tab-stop style:position="2.131cm"/>
        </style:tab-stops>
      </style:paragraph-properties>
      <style:text-properties officeooo:rsid="003ba750" officeooo:paragraph-rsid="003d0f1d"/>
    </style:style>
    <style:style style:name="P18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paragraph-rsid="00297ccd"/>
    </style:style>
    <style:style style:name="P19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20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1f320e" officeooo:paragraph-rsid="001f320e"/>
    </style:style>
    <style:style style:name="P21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2edf91" officeooo:paragraph-rsid="002edf91"/>
    </style:style>
    <style:style style:name="P22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1f320e" officeooo:paragraph-rsid="002bcbf5"/>
    </style:style>
    <style:style style:name="P23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2bcbf5" officeooo:paragraph-rsid="002bcbf5"/>
    </style:style>
    <style:style style:name="P24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554" style:font-weight-asian="bold" style:font-weight-complex="bold"/>
    </style:style>
    <style:style style:name="T3" style:family="text">
      <style:text-properties fo:font-weight="bold" officeooo:rsid="002f7f67" style:font-weight-asian="bold" style:font-weight-complex="bold"/>
    </style:style>
    <style:style style:name="T4" style:family="text">
      <style:text-properties fo:font-weight="bold" officeooo:rsid="003ba750" style:font-weight-asian="bold" style:font-weight-complex="bold"/>
    </style:style>
    <style:style style:name="T5" style:family="text">
      <style:text-properties fo:font-weight="bold" officeooo:rsid="00372883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07cdf"/>
    </style:style>
    <style:style style:name="T8" style:family="text">
      <style:text-properties style:text-underline-style="none" officeooo:rsid="00233585"/>
    </style:style>
    <style:style style:name="T9" style:family="text">
      <style:text-properties style:text-underline-style="none" officeooo:rsid="0026c513"/>
    </style:style>
    <style:style style:name="T10" style:family="text">
      <style:text-properties style:text-underline-style="none" officeooo:rsid="00282623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207cdf" style:font-weight-asian="bold" style:font-weight-complex="bold"/>
    </style:style>
    <style:style style:name="T13" style:family="text">
      <style:text-properties style:text-underline-style="none" fo:font-weight="bold" officeooo:rsid="00233585" style:font-weight-asian="bold" style:font-weight-complex="bold"/>
    </style:style>
    <style:style style:name="T14" style:family="text">
      <style:text-properties style:text-underline-style="none" fo:font-weight="bold" officeooo:rsid="0026c513" style:font-weight-asian="bold" style:font-weight-complex="bold"/>
    </style:style>
    <style:style style:name="T15" style:family="text">
      <style:text-properties style:text-underline-style="none" fo:font-weight="bold" officeooo:rsid="00282623" style:font-weight-asian="bold" style:font-weight-complex="bold"/>
    </style:style>
    <style:style style:name="T16" style:family="text">
      <style:text-properties style:text-underline-style="none" fo:font-weight="normal" officeooo:rsid="00233585" style:font-weight-asian="normal" style:font-weight-complex="normal"/>
    </style:style>
    <style:style style:name="T17" style:family="text">
      <style:text-properties officeooo:rsid="0019bbae"/>
    </style:style>
    <style:style style:name="T18" style:family="text">
      <style:text-properties officeooo:rsid="001c6429"/>
    </style:style>
    <style:style style:name="T19" style:family="text">
      <style:text-properties officeooo:rsid="001dd359"/>
    </style:style>
    <style:style style:name="T20" style:family="text">
      <style:text-properties fo:font-style="normal" style:text-underline-style="none" officeooo:rsid="00297ccd" style:font-style-asian="normal" style:font-style-complex="normal"/>
    </style:style>
    <style:style style:name="T21" style:family="text">
      <style:text-properties fo:font-style="normal" style:text-underline-style="none" officeooo:rsid="002bcbf5" style:font-style-asian="normal" style:font-style-complex="normal"/>
    </style:style>
    <style:style style:name="T22" style:family="text">
      <style:text-properties fo:font-style="normal" style:text-underline-style="none" fo:font-weight="bold" officeooo:rsid="00297ccd" style:font-style-asian="normal" style:font-weight-asian="bold" style:font-style-complex="normal" style:font-weight-complex="bold"/>
    </style:style>
    <style:style style:name="T23" style:family="text">
      <style:text-properties fo:color="#000000" style:font-name="arial" fo:font-style="normal" style:text-underline-style="none" style:font-style-asian="normal" style:font-style-complex="normal"/>
    </style:style>
    <style:style style:name="T24" style:family="text">
      <style:text-properties fo:color="#000000" style:font-name="arial" fo:font-style="normal" style:text-underline-style="none" officeooo:rsid="00297ccd" style:font-style-asian="normal" style:font-style-complex="normal"/>
    </style:style>
    <style:style style:name="T25" style:family="text">
      <style:text-properties fo:color="#000000" style:font-name="arial" fo:font-style="normal" style:text-underline-style="none" officeooo:rsid="00282623" style:font-style-asian="normal" style:font-style-complex="normal"/>
    </style:style>
    <style:style style:name="T26" style:family="text">
      <style:text-properties fo:color="#000000" style:font-name="arial" fo:font-style="normal" style:text-underline-style="none" fo:font-weight="bold" officeooo:rsid="00282623" style:font-style-asian="normal" style:font-weight-asian="bold" style:font-style-complex="normal" style:font-weight-complex="bold"/>
    </style:style>
    <style:style style:name="T27" style:family="text">
      <style:text-properties fo:color="#000000" style:font-name="arial" fo:font-style="normal" style:text-underline-style="none" fo:font-weight="bold" officeooo:rsid="00297ccd" style:font-style-asian="normal" style:font-weight-asian="bold" style:font-style-complex="normal" style:font-weight-complex="bold"/>
    </style:style>
    <style:style style:name="T28" style:family="text">
      <style:text-properties fo:color="#000000" style:font-name="arial" style:text-underline-style="none"/>
    </style:style>
    <style:style style:name="T29" style:family="text">
      <style:text-properties fo:color="#000000" style:font-name="arial" style:text-underline-style="none" officeooo:rsid="00297ccd"/>
    </style:style>
    <style:style style:name="T30" style:family="text">
      <style:text-properties fo:color="#000000" style:font-name="arial" style:text-underline-style="none" officeooo:rsid="002b6903"/>
    </style:style>
    <style:style style:name="T31" style:family="text">
      <style:text-properties fo:color="#000000" style:font-name="arial" style:text-underline-style="none" officeooo:rsid="002bcbf5"/>
    </style:style>
    <style:style style:name="T32" style:family="text">
      <style:text-properties fo:color="#000000" style:font-name="arial" style:text-underline-style="none" fo:font-weight="bold" style:font-weight-asian="bold" style:font-weight-complex="bold"/>
    </style:style>
    <style:style style:name="T33" style:family="text">
      <style:text-properties fo:color="#000000" style:font-name="arial" style:text-underline-style="none" fo:font-weight="bold" officeooo:rsid="00297ccd" style:font-weight-asian="bold" style:font-weight-complex="bold"/>
    </style:style>
    <style:style style:name="T34" style:family="text">
      <style:text-properties fo:color="#000000" style:font-name="arial" style:text-underline-style="none" fo:font-weight="bold" officeooo:rsid="002bcbf5" style:font-weight-asian="bold" style:font-weight-complex="bold"/>
    </style:style>
    <style:style style:name="T35" style:family="text">
      <style:text-properties fo:color="#000000" style:font-name="arial" style:text-underline-style="none" officeooo:rsid="002d3929"/>
    </style:style>
    <style:style style:name="T36" style:family="text">
      <style:text-properties fo:color="#000000" style:font-name="arial" style:text-underline-style="none" officeooo:rsid="003ee1f8"/>
    </style:style>
    <style:style style:name="T37" style:family="text">
      <style:text-properties officeooo:rsid="002bcbf5"/>
    </style:style>
    <style:style style:name="T38" style:family="text">
      <style:text-properties officeooo:rsid="002edf91"/>
    </style:style>
    <style:style style:name="T39" style:family="text">
      <style:text-properties officeooo:rsid="001a7554"/>
    </style:style>
    <style:style style:name="T40" style:family="text">
      <style:text-properties officeooo:rsid="002f7f67"/>
    </style:style>
    <style:style style:name="T41" style:family="text">
      <style:text-properties officeooo:rsid="003ba750"/>
    </style:style>
    <style:style style:name="T42" style:family="text">
      <style:text-properties officeooo:rsid="003d0f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3n0kttgfzr45"/>ДЗ<text:span text:style-name="T17">07</text:span> <text:span text:style-name="T38">Websockets</text:span>.</text:p>
      <text:list xml:id="list1587778155" text:style-name="WWNum5">
        <text:list-item>
          <text:p text:style-name="P19"><text:bookmark text:name="_iuamv9f70w8e"/>Общие моменты</text:p>
        </text:list-item>
      </text:list>
      <text:list xml:id="list1146799485" text:style-name="WWNum3">
        <text:list-item>
          <text:p text:style-name="P9">исходники – в папке «L<text:span text:style-name="T17">10</text:span> - <text:span text:style-name="T17">JSP</text:span>»</text:p>
        </text:list-item>
        <text:list-item>
          <text:p text:style-name="P10"><text:span text:style-name="T38">под MVC фреймворк не переделывал</text:span>.</text:p>
        </text:list-item>
        <text:list-item>
          <text:p text:style-name="P11"><text:span text:style-name="T39">Приложение доступно по ссылке </text:span><text:span text:style-name="T2">http://localhost:8080/main</text:span></text:p>
        </text:list-item>
      </text:list>
      <text:p text:style-name="P1"/>
      <text:list xml:id="list193540074319394" text:continue-list="list1587778155" text:style-name="WWNum5">
        <text:list-item>
          <text:p text:style-name="P21">ServerEndpoints</text:p>
        </text:list-item>
      </text:list>
      <text:list xml:id="list1087824258" text:style-name="WWNum4">
        <text:list-header>
          <text:p text:style-name="P15"><text:span text:style-name="T40"><text:tab/></text:span>Для трех «виджетов» - новости, валюты и статистика – сделал 3 эндпойнта – <text:span text:style-name="T1">NewsEndpoint, CurrenciesEndpoint, StatsEndpoint</text:span>, с которыми клиент устанавливает соединение при загрузке страниц приложения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<text:span text:style-name="T40"><text:tab/>Взаимодействие клиента и эндпойнта рассмотрим на примере статистического виджета:</text:span></text:p>
                            </text:list-header>
                            <text:list-item>
                              <text:p text:style-name="P13"><text:span text:style-name="T40">П</text:span>ри открытии соединения <text:span text:style-name="T40">в методе </text:span><text:span text:style-name="T3">open </text:span><text:span text:style-name="T40">сервер добавляет вебсокет-сессию в список сессий, который хранится в атрибуте контекста приложения </text:span><text:span text:style-name="T3">ws_sessions</text:span><text:span text:style-name="T40"> и который в дальнейшем используется для отдачи клиентам обновленных данных. </text:span>устанавливает <text:span text:style-name="T40">атрибуты</text:span> вебсокет-сессии. <text:span text:style-name="T40">Атрибут </text:span><text:span text:style-name="T3">endpoint</text:span><text:span text:style-name="T40"> устанавливает тип сессии, который сообщает рабочему потоку, какие данные загружать (новости, валюты или статистику).</text:span> <text:span text:style-name="T40">Атрибут </text:span><text:span text:style-name="T3">isnew</text:span><text:span text:style-name="T40"> сообщает рабочему потоку, что в первый раз необходимо отдать данные клиенту, даже если они совпадают с данными из кеша. Атрибут </text:span><text:span text:style-name="T3">http-session </text:span><text:span text:style-name="T40">дает рабочему потоку доступ к объекту http-сессии, который в числе прочего дает доступ к объекту </text:span><text:span text:style-name="T3">ServletContext</text:span><text:span text:style-name="T40">. Далее – выполняется загрузка данных и передача их на клиент (метод </text:span><text:span text:style-name="T3">loadAndSend</text:span><text:span text:style-name="T40"> объекта </text:span><text:span text:style-name="T3">WSUtils</text:span><text:span text:style-name="T40">).</text:span></text:p>
                            </text:list-item>
                            <text:list-item>
                              <text:p text:style-name="P16">Метод loadAndSend <text:span text:style-name="T41">очищает кеш и передает управление методу process объекта UpdaterThread, который загружает данные, выполняя </text:span><text:span text:style-name="T4">loadStats</text:span><text:span text:style-name="T41">, и при несовпадении с кешем (см. </text:span><text:span text:style-name="T4">update_cached_json_array</text:span><text:span text:style-name="T41">), отдает данные клиенту, выполняя </text:span><text:span text:style-name="T4">sendStats</text:span><text:span text:style-name="T41">.</text:span></text:p>
                            </text:list-item>
                            <text:list-item>
                              <text:p text:style-name="P14">Загрузка данных и передача их на клиент осуществляется следующим образом: рабочий поток, созданный в слушателе <text:span text:style-name="T1">WSContextListener</text:span> c периодичностью <text:span text:style-name="T1">WSTIMEOUT</text:span> (значение берется из параметров контекста приложения) выполняет <text:span text:style-name="T42">перегруженный </text:span>метод <text:span text:style-name="T1">loadAndSend</text:span> объекта <text:span text:style-name="T1">WSUtils</text:span>.</text:p>
                            </text:list-item>
                            <text:list-item>
                              <text:p text:style-name="P17">Метод <text:span text:style-name="T5">loadAndSend</text:span> здесь очищает состояние кеша <text:span text:style-name="T42">(все объекты кеша получают состояние «не загружено») и стартует в пуле потоков поток UpdaterThread, который выполняет метод process (загрузка и отправка данных на клиент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193540917228487" text:continue-list="list193540074319394" text:style-name="WWNum5">
        <text:list-item>
          <text:p text:style-name="P23">PS</text:p>
        </text:list-item>
      </text:list>
      <text:p text:style-name="P18"><text:span text:style-name="T29">- </text:span><text:span text:style-name="T36">Передалал статичтическую страницу в JSP вместо шаблонизатора </text:span><text:soft-page-break/><text:span text:style-name="T36">FreeMarker и перетащил ее в основной проект</text:span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23T19:35:39.569484066</dc:date>
    <meta:editing-duration>PT8H28M54S</meta:editing-duration>
    <meta:editing-cycles>23</meta:editing-cycles>
    <meta:document-statistic meta:table-count="0" meta:image-count="0" meta:object-count="0" meta:page-count="2" meta:paragraph-count="14" meta:word-count="270" meta:character-count="2055" meta:non-whitespace-character-count="1805"/>
  </office:meta>
</office:document-meta>
</file>